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  <style:text-properties style:font-name="Liberation Serif" fo:font-size="9pt" fo:font-weight="normal" officeooo:rsid="00329059" officeooo:paragraph-rsid="00369ae3" style:font-size-asian="9pt" style:font-weight-asian="normal" style:font-size-complex="9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Liberation Serif" fo:font-size="9pt" fo:font-weight="normal" officeooo:rsid="00329059" officeooo:paragraph-rsid="0057da07" style:font-size-asian="9pt" style:font-weight-asian="normal" style:font-size-complex="9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Liberation Serif" fo:font-size="9pt" fo:font-weight="normal" officeooo:rsid="00582697" officeooo:paragraph-rsid="00582697" style:font-size-asian="9pt" style:font-weight-asian="normal" style:font-size-complex="9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9pt" fo:font-weight="normal" officeooo:rsid="00582697" officeooo:paragraph-rsid="0059e4bb" style:font-size-asian="9pt" style:font-weight-asian="normal" style:font-size-complex="9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9pt" fo:font-weight="normal" officeooo:rsid="004a6716" officeooo:paragraph-rsid="004a6716" style:font-size-asian="9pt" style:font-weight-asian="normal" style:font-size-complex="9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9pt" fo:font-weight="normal" officeooo:rsid="00369ae3" officeooo:paragraph-rsid="00369ae3" style:font-size-asian="9pt" style:font-weight-asian="normal" style:font-size-complex="9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9pt" fo:font-weight="normal" officeooo:rsid="00216986" officeooo:paragraph-rsid="0059e4bb" style:font-size-asian="9pt" style:font-weight-asian="normal" style:font-size-complex="9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size="9pt" fo:font-weight="normal" officeooo:rsid="00216986" officeooo:paragraph-rsid="00582697" style:font-size-asian="9pt" style:font-weight-asian="normal" style:font-size-complex="9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" fo:font-size="9pt" fo:font-weight="normal" officeooo:rsid="00451fc5" officeooo:paragraph-rsid="00451fc5" style:font-size-asian="9pt" style:font-weight-asian="normal" style:font-size-complex="9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" fo:font-size="9pt" officeooo:paragraph-rsid="00582697" style:font-size-asian="9pt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Liberation Serif" fo:font-size="9pt" officeooo:paragraph-rsid="0057da07" style:font-size-asian="9pt" style:font-size-complex="9pt"/>
    </style:style>
    <style:style style:name="P12" style:family="paragraph" style:parent-style-name="Table_20_Contents">
      <style:text-properties style:font-name="Liberation Serif" fo:font-size="9pt" officeooo:rsid="00216986" officeooo:paragraph-rsid="00369ae3" style:font-size-asian="9pt" style:font-size-complex="9pt"/>
    </style:style>
    <style:style style:name="P13" style:family="paragraph" style:parent-style-name="Table_20_Contents">
      <style:text-properties style:font-name="Liberation Serif" fo:font-size="9pt" officeooo:rsid="00216986" officeooo:paragraph-rsid="0059e4bb" style:font-size-asian="9pt" style:font-size-complex="9pt"/>
    </style:style>
    <style:style style:name="P14" style:family="paragraph" style:parent-style-name="Table_20_Contents">
      <style:text-properties fo:font-size="9pt" officeooo:rsid="001ec882" officeooo:paragraph-rsid="00340f00" style:font-size-asian="9pt" style:font-size-complex="9pt"/>
    </style:style>
    <style:style style:name="P15" style:family="paragraph" style:parent-style-name="Table_20_Contents">
      <style:text-properties fo:font-size="9pt" officeooo:rsid="004a6716" officeooo:paragraph-rsid="003c673e" style:font-size-asian="9pt" style:font-size-complex="9pt"/>
    </style:style>
    <style:style style:name="P16" style:family="paragraph" style:parent-style-name="Table_20_Contents">
      <style:text-properties fo:font-size="9pt" officeooo:rsid="01c11dca" officeooo:paragraph-rsid="00340f00" style:font-size-asian="9pt" style:font-size-complex="9pt"/>
    </style:style>
    <style:style style:name="P17" style:family="paragraph" style:parent-style-name="Table_20_Contents">
      <style:text-properties fo:font-size="9pt" officeooo:rsid="001fb0b4" officeooo:paragraph-rsid="00340f00" style:font-size-asian="9pt" style:font-size-complex="9pt"/>
    </style:style>
    <style:style style:name="P18" style:family="paragraph" style:parent-style-name="Table_20_Contents">
      <style:text-properties fo:font-size="9pt" officeooo:rsid="00216986" officeooo:paragraph-rsid="00340f00" style:font-size-asian="9pt" style:font-size-complex="9pt"/>
    </style:style>
    <style:style style:name="P19" style:family="paragraph" style:parent-style-name="Table_20_Contents">
      <style:text-properties fo:font-size="9pt" officeooo:rsid="005eac6c" officeooo:paragraph-rsid="005eac6c" style:font-size-asian="9pt" style:font-size-complex="9pt"/>
    </style:style>
    <style:style style:name="P20" style:family="paragraph" style:parent-style-name="Table_20_Contents">
      <style:text-properties fo:font-size="9pt" officeooo:rsid="01c11dca" officeooo:paragraph-rsid="00340f00" fo:background-color="#33ff99" style:font-size-asian="9pt" style:font-size-complex="9pt"/>
    </style:style>
    <style:style style:name="P21" style:family="paragraph" style:parent-style-name="Table_20_Contents">
      <style:text-properties fo:font-size="9pt" officeooo:rsid="004a6716" officeooo:paragraph-rsid="004a6716" fo:background-color="#33ff99" style:font-size-asian="9pt" style:font-size-complex="9pt"/>
    </style:style>
    <style:style style:name="P22" style:family="paragraph" style:parent-style-name="Table_20_Contents">
      <style:paragraph-properties fo:text-align="start" style:justify-single-word="false"/>
      <style:text-properties fo:font-size="9pt" fo:font-weight="normal" officeooo:rsid="00582697" officeooo:paragraph-rsid="00582697" style:font-size-asian="9pt" style:font-weight-asian="normal" style:font-size-complex="9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font-size="9pt" fo:font-weight="normal" officeooo:rsid="004a1673" officeooo:paragraph-rsid="004a1673" style:font-size-asian="9pt" style:font-weight-asian="normal" style:font-size-complex="9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font-size="9pt" fo:font-weight="normal" officeooo:rsid="005aba41" officeooo:paragraph-rsid="005aba41" style:font-size-asian="9pt" style:font-weight-asian="normal" style:font-size-complex="9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font-size="9pt" fo:font-weight="normal" officeooo:rsid="006051cc" officeooo:paragraph-rsid="006051cc" style:font-size-asian="9pt" style:font-weight-asian="normal" style:font-size-complex="9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fo:font-size="9pt" fo:font-weight="bold" officeooo:rsid="001ec882" officeooo:paragraph-rsid="00340f00" style:font-size-asian="9pt" style:font-weight-asian="bold" style:font-size-complex="9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size="9pt" fo:font-weight="bold" officeooo:rsid="01c11dca" officeooo:paragraph-rsid="00340f00" style:font-size-asian="9pt" style:font-weight-asian="bold" style:font-size-complex="9pt" style:font-weight-complex="bold"/>
    </style:style>
    <style:style style:name="P28" style:family="paragraph" style:parent-style-name="Table_20_Contents">
      <style:text-properties fo:font-size="9pt" officeooo:rsid="0054cb99" officeooo:paragraph-rsid="0054cb99" fo:background-color="#ffff00" style:font-size-asian="9pt" style:font-size-complex="9pt"/>
    </style:style>
    <style:style style:name="P29" style:family="paragraph" style:parent-style-name="Standard" style:list-style-name="L1">
      <style:text-properties fo:font-size="9pt" fo:font-weight="normal" officeooo:rsid="035ea242" officeooo:paragraph-rsid="006123f1" fo:background-color="transparent" style:font-size-asian="9pt" style:font-weight-asian="normal" style:font-size-complex="9pt" style:font-weight-complex="normal"/>
    </style:style>
    <style:style style:name="P30" style:family="paragraph" style:parent-style-name="Standard" style:list-style-name="L1">
      <style:text-properties officeooo:rsid="0000b175" officeooo:paragraph-rsid="006123f1"/>
    </style:style>
    <style:style style:name="P31" style:family="paragraph" style:parent-style-name="Standard" style:list-style-name="L1">
      <style:text-properties officeooo:rsid="000605ea" officeooo:paragraph-rsid="006123f1"/>
    </style:style>
    <style:style style:name="P32" style:family="paragraph" style:parent-style-name="Standard" style:list-style-name="L1">
      <style:text-properties officeooo:rsid="0002a78b" officeooo:paragraph-rsid="006123f1"/>
    </style:style>
    <style:style style:name="P33" style:family="paragraph" style:parent-style-name="Standard">
      <style:text-properties officeooo:rsid="00216986" officeooo:paragraph-rsid="00340f00"/>
    </style:style>
    <style:style style:name="P34" style:family="paragraph" style:parent-style-name="Standard" style:list-style-name="L1">
      <style:text-properties fo:font-size="12pt" fo:font-weight="normal" officeooo:rsid="035ea242" officeooo:paragraph-rsid="006123f1" fo:background-color="transparent" style:font-size-asian="12pt" style:font-weight-asian="normal" style:font-size-complex="12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fo:font-size="9pt" fo:font-weight="bold" officeooo:rsid="001ec882" officeooo:paragraph-rsid="006123f1" style:font-size-asian="9pt" style:font-weight-asian="bold" style:font-size-complex="9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Liberation Serif" fo:font-size="9pt" officeooo:paragraph-rsid="00582697" style:font-size-asian="9pt" style:font-size-complex="9pt"/>
    </style:style>
    <style:style style:name="P37" style:family="paragraph" style:parent-style-name="Table_20_Contents">
      <style:text-properties style:font-name="Liberation Serif" fo:font-size="9pt" officeooo:rsid="00216986" officeooo:paragraph-rsid="00369ae3" style:font-size-asian="9pt" style:font-size-complex="9pt"/>
    </style:style>
    <style:style style:name="P38" style:family="paragraph" style:parent-style-name="Table_20_Contents">
      <style:text-properties style:font-name="Liberation Serif" fo:font-size="9pt" officeooo:rsid="00216986" officeooo:paragraph-rsid="0059e4bb" style:font-size-asian="9pt" style:font-size-complex="9pt"/>
    </style:style>
    <style:style style:name="P39" style:family="paragraph" style:parent-style-name="Table_20_Contents">
      <style:paragraph-properties fo:text-align="start" style:justify-single-word="false"/>
      <style:text-properties style:font-name="Liberation Serif" fo:font-size="9pt" fo:font-weight="normal" officeooo:rsid="00582697" officeooo:paragraph-rsid="00582697" style:font-size-asian="9pt" style:font-weight-asian="normal" style:font-size-complex="9pt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style:font-name="Liberation Serif" fo:font-size="9pt" fo:font-weight="normal" officeooo:rsid="00582697" officeooo:paragraph-rsid="00369ae3" style:font-size-asian="9pt" style:font-weight-asian="normal" style:font-size-complex="9pt" style:font-weight-complex="normal"/>
    </style:style>
    <style:style style:name="T1" style:family="text">
      <style:text-properties officeooo:rsid="00216986"/>
    </style:style>
    <style:style style:name="T2" style:family="text">
      <style:text-properties officeooo:rsid="00369ae3"/>
    </style:style>
    <style:style style:name="T3" style:family="text">
      <style:text-properties fo:font-weight="normal" officeooo:rsid="00329059" style:font-weight-asian="normal" style:font-weight-complex="normal"/>
    </style:style>
    <style:style style:name="T4" style:family="text">
      <style:text-properties fo:font-weight="normal" officeooo:rsid="004f30cf" style:font-weight-asian="normal" style:font-weight-complex="normal"/>
    </style:style>
    <style:style style:name="T5" style:family="text">
      <style:text-properties fo:font-weight="normal" officeooo:rsid="001ec882" style:font-weight-asian="normal" style:font-weight-complex="normal"/>
    </style:style>
    <style:style style:name="T6" style:family="text">
      <style:text-properties fo:font-weight="normal" officeooo:rsid="00340f00" style:font-weight-asian="normal" style:font-weight-complex="normal"/>
    </style:style>
    <style:style style:name="T7" style:family="text">
      <style:text-properties fo:font-weight="normal" officeooo:rsid="0059e4bb" style:font-weight-asian="normal" style:font-weight-complex="normal"/>
    </style:style>
    <style:style style:name="T8" style:family="text">
      <style:text-properties officeooo:rsid="004a6716"/>
    </style:style>
    <style:style style:name="T9" style:family="text">
      <style:text-properties fo:background-color="#ffff99" loext:char-shading-value="0"/>
    </style:style>
    <style:style style:name="T10" style:family="text">
      <style:text-properties officeooo:rsid="003c673e" fo:background-color="#ffff99" loext:char-shading-value="0"/>
    </style:style>
    <style:style style:name="T11" style:family="text">
      <style:text-properties officeooo:rsid="004fd71d"/>
    </style:style>
    <style:style style:name="T12" style:family="text">
      <style:text-properties officeooo:rsid="0057da07"/>
    </style:style>
    <style:style style:name="T13" style:family="text">
      <style:text-properties fo:background-color="#99ff66" loext:char-shading-value="0"/>
    </style:style>
    <style:style style:name="T14" style:family="text">
      <style:text-properties officeooo:rsid="0057da07" fo:background-color="#99ff66" loext:char-shading-value="0"/>
    </style:style>
    <style:style style:name="T15" style:family="text">
      <style:text-properties officeooo:rsid="003c673e" fo:background-color="#99ff66" loext:char-shading-value="0"/>
    </style:style>
    <style:style style:name="T16" style:family="text">
      <style:text-properties fo:background-color="#ffff00" loext:char-shading-value="0"/>
    </style:style>
    <style:style style:name="T17" style:family="text">
      <style:text-properties officeooo:rsid="0057da07" fo:background-color="#ffff00" loext:char-shading-value="0"/>
    </style:style>
    <style:style style:name="T18" style:family="text">
      <style:text-properties officeooo:rsid="00582697"/>
    </style:style>
    <style:style style:name="T19" style:family="text">
      <style:text-properties officeooo:rsid="0039ad3c" fo:background-color="transparent" loext:char-shading-value="0"/>
    </style:style>
    <style:style style:name="T20" style:family="text">
      <style:text-properties officeooo:rsid="003f3b16" fo:background-color="transparent" loext:char-shading-value="0"/>
    </style:style>
    <style:style style:name="T21" style:family="text">
      <style:text-properties officeooo:rsid="0059e4bb"/>
    </style:style>
    <style:style style:name="T22" style:family="text">
      <style:text-properties fo:background-color="#99ff99" loext:char-shading-value="0"/>
    </style:style>
    <style:style style:name="T23" style:family="text">
      <style:text-properties officeooo:rsid="006123f1"/>
    </style:style>
    <style:style style:name="T24" style:family="text">
      <style:text-properties officeooo:rsid="0002a78b"/>
    </style:style>
    <style:style style:name="T25" style:family="text">
      <style:text-properties officeooo:rsid="00064789"/>
    </style:style>
    <style:style style:name="T26" style:family="text">
      <style:text-properties officeooo:rsid="000a12f4"/>
    </style:style>
    <style:style style:name="T27" style:family="text">
      <style:text-properties officeooo:rsid="000876b1"/>
    </style:style>
    <style:style style:name="T28" style:family="text">
      <style:text-properties officeooo:rsid="000605e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P35"><text:span text:style-name="T23">Mini 1.04</text:span> <text:span text:style-name="T11">Feature Change/Addition</text:span></text:p>
      <text:p text:style-name="P33"/>
      <text:list xml:id="list338496548702348618" text:style-name="L1">
        <text:list-item>
          <text:p text:style-name="P30">All printed parts other than extruder parts have been redrawn in FreeCAD</text:p>
        </text:list-item>
        <text:list-item>
          <text:p text:style-name="P30">All sheet met<text:span text:style-name="T24">a</text:span>l <text:span text:style-name="T24">parts </text:span>redrawn in freeCAD</text:p>
        </text:list-item>
        <text:list-item>
          <text:p text:style-name="P30">Sheet metal modified for better EMI shielding</text:p>
        </text:list-item>
        <text:list-item>
          <text:p text:style-name="P31">X, Y, and Z motor chassis are grounded</text:p>
        </text:list-item>
        <text:list-item>
          <text:p text:style-name="P30"><text:span text:style-name="T25">Igus C</text:span>hainflex for <text:span text:style-name="T26">significantly</text:span> longer lifetime</text:p>
        </text:list-item>
        <text:list-item>
          <text:p text:style-name="P30">Heatsink microblower replaced with 40x40mm 5V fan (same as TAZ 6)</text:p>
        </text:list-item>
        <text:list-item>
          <text:p text:style-name="P30">New <text:span text:style-name="T27">backwards-compatible</text:span> <text:span text:style-name="T28">v1.1.0.9 </text:span>firmware with probe fail detection</text:p>
        </text:list-item>
        <text:list-item>
          <text:p text:style-name="P30">Default material changed to Polylite PLA</text:p>
        </text:list-item>
        <text:list-item>
          <text:p text:style-name="P30">Moon's motors on all axes</text:p>
        </text:list-item>
        <text:list-item>
          <text:p text:style-name="P30">Dampeners on y and z dramatically decreases noise</text:p>
        </text:list-item>
        <text:list-item>
          <text:p text:style-name="P32"><text:span text:style-name="T23">B</text:span>ed plate, leveling ninja gasket modified to match TAZ 6</text:p>
        </text:list-item>
        <text:list-item>
          <text:p text:style-name="P34"><text:span text:style-name="T23">B</text:span>eefy extruder idler and latch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5402in" fo:margin-bottom="0.5402in" fo:margin-left="0.7in" fo:margin-right="0.7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ph User</meta:initial-creator>
    <meta:creation-date>2016-02-05T07:00:18.320818954</meta:creation-date>
    <dc:date>2016-10-20T15:03:33.518097344</dc:date>
    <meta:editing-duration>P11DT17H36M9S</meta:editing-duration>
    <meta:editing-cycles>33</meta:editing-cycles>
    <meta:generator>LibreOffice/4.3.3.2$Linux_X86_64 LibreOffice_project/430m0$Build-2</meta:generator>
    <meta:print-date>2016-06-21T08:34:01.306210866</meta:print-date>
    <meta:document-statistic meta:table-count="0" meta:image-count="0" meta:object-count="0" meta:page-count="1" meta:paragraph-count="13" meta:word-count="109" meta:character-count="622" meta:non-whitespace-character-count="537"/>
  </office:meta>
</office:document-meta>
</file>